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7.99055118110236pt" style:use-optimal-column-width="true"/>
    </style:style>
    <style:style style:name="ACOL-2" style:family="table-column">
      <style:table-column-properties style:column-width="130.5pt" style:use-optimal-column-width="true"/>
    </style:style>
    <style:style style:name="ACOL-3" style:family="table-column">
      <style:table-column-properties style:column-width="138.75pt" style:use-optimal-column-width="fals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3700787401573pt" style:use-optimal-column-width="true"/>
    </style:style>
    <style:style style:name="ACOL-7" style:family="table-column">
      <style:table-column-properties style:column-width="56.25pt" style:use-optimal-column-width="true"/>
    </style:style>
    <style:style style:name="ACOL-8" style:family="table-column">
      <style:table-column-properties style:column-width="102.75pt" style:use-optimal-column-width="false"/>
    </style:style>
    <style:style style:name="ACOL-9" style:family="table-column">
      <style:table-column-properties style:column-width="102.8pt" style:use-optimal-column-width="false"/>
    </style:style>
    <style:style style:name="ACOL-10" style:family="table-column">
      <style:table-column-properties style:column-width="59.24409448818898pt" style:use-optimal-column-width="true"/>
    </style:style>
    <style:style style:name="ACOL-11" style:family="table-column">
      <style:table-column-properties style:column-width="59.24pt" style:use-optimal-column-width="true"/>
    </style:style>
    <style:style style:name="ACOL-12" style:family="table-column">
      <style:table-column-properties style:column-width="111pt" style:use-optimal-column-width="true"/>
    </style:style>
    <style:style style:name="ACOL-13" style:family="table-column">
      <style:table-column-properties style:column-width="57.75pt" style:use-optimal-column-width="false"/>
    </style:style>
    <style:style style:name="ACOL-14" style:family="table-column">
      <style:table-column-properties style:column-width="91.49pt" style:use-optimal-column-width="false"/>
    </style:style>
    <style:style style:name="ACOL-15" style:family="table-column">
      <style:table-column-properties style:column-width="65.25pt" style:use-optimal-column-width="true"/>
    </style:style>
    <style:style style:name="ACOL-16" style:family="table-column"/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5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9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15"/>
        <table:table-column table:default-cell-style-name="ACE-0" table:style-name="ACOL-0" table:number-columns-repeated="2"/>
        <table:table-column table:default-cell-style-name="ACE-0" table:style-name="ACOL-0" table:number-columns-repeated="235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47584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8460">
            <text:p>846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GW local peat_ Bottom peat_ matrix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2.25">
            <text:p>−22.25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osEtal2010,Vos2013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47585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4.0999999999999996">
            <text:p>4.1</text:p>
          </table:table-cell>
          <table:table-cell table:style-name="ACE-0" office:value-type="float" office:value="8350">
            <text:p>835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GW local peat_ Top peat_ matrix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2.190000000000001">
            <text:p>−22.19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29999999999999999">
            <text:p>0.3</text:p>
          </table:table-cell>
          <table:table-cell table:style-name="ACE-0" office:value-type="string">
            <text:p>VosEtal2010,Vos2013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04181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GW local peat_ Bottom peat_ 2 Alnus glutinosa_ 1 Alnus bud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5.1900000000000004">
            <text:p>−5.19</text:p>
          </table:table-cell>
          <table:table-cell table:style-name="ACE-0" office:value-type="float" office:value="0.13">
            <text:p>0.13</text:p>
          </table:table-cell>
          <table:table-cell table:style-name="ACE-0" office:value-type="float" office:value="0.11">
            <text:p>0.11</text:p>
          </table:table-cell>
          <table:table-cell table:style-name="ACE-0" office:value-type="string">
            <text:p>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04182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430">
            <text:p>543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GW local peat_ Bottom peat_ 2 Scirpus_ 2 Carex_ 5 Alnus glutinosa_ 3 Oenanth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1100000000000003">
            <text:p>−6.11</text:p>
          </table:table-cell>
          <table:table-cell table:style-name="ACE-0" office:value-type="float" office:value="0.14000000000000001">
            <text:p>0.14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04183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810">
            <text:p>581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GW local peat_ Bottom peat_ 2 Scirpus_ 5 Alnus_ 3 Alisma plantago aquatic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9400000000000004">
            <text:p>−6.94</text:p>
          </table:table-cell>
          <table:table-cell table:style-name="ACE-0" office:value-type="float" office:value="0.14999999999999999">
            <text:p>0.15</text:p>
          </table:table-cell>
          <table:table-cell table:style-name="ACE-0" office:value-type="float" office:value="0.11">
            <text:p>0.11</text:p>
          </table:table-cell>
          <table:table-cell table:style-name="ACE-0" office:value-type="string">
            <text:p>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04308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4470">
            <text:p>44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L regional peat_ Bottom peat_ 2 abscission layers_ 2 Urtica_ 1 Coleoptera fragmen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3300000000000001">
            <text:p>−4.33</text:p>
          </table:table-cell>
          <table:table-cell table:style-name="ACE-0" office:value-type="float" office:value="0.13">
            <text:p>0.1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05207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930">
            <text:p>593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L regional peat_ Bottom peat_ 1 Cornus sanguinea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0199999999999996">
            <text:p>−8.02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05208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6660">
            <text:p>666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L regional peat_ Bottom peat_ 2 Cornus_ 2 Solanum_ 2 Alnus glutinosa_ 1 Atriplex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81">
            <text:p>−10.8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11">
            <text:p>0.11</text:p>
          </table:table-cell>
          <table:table-cell table:style-name="ACE-0" office:value-type="string">
            <text:p>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05215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6360">
            <text:p>63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L regional peat_ Bottom peat_ 1 Alnus con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8200000000000003">
            <text:p>−9.82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1">
            <text:p>0.11</text:p>
          </table:table-cell>
          <table:table-cell table:style-name="ACE-0" office:value-type="string">
            <text:p>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05237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6200">
            <text:p>62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L regional peat_ Bottom peat_ 3 Alisma_ 2 typha_ 1 Alnus_ 1 Solanum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8900000000000006">
            <text:p>−8.89</text:p>
          </table:table-cell>
          <table:table-cell table:style-name="ACE-0" office:value-type="float" office:value="0.17999999999999999">
            <text:p>0.18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12024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6120">
            <text:p>61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L regional peat_ Bottom peat_ Alnus bud scales_ Juncus_ Typha_ Lythrum and Urtica seed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7100000000000009">
            <text:p>−8.71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Etal2010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13683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3380">
            <text:p>33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L region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199999999999998">
            <text:p>−2.82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13685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3790">
            <text:p>37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L region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4500000000000002">
            <text:p>−3.45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30066</text:p>
          </table:table-cell>
          <table:table-cell table:style-name="ACE-0" office:value-type="float" office:value="51.93">
            <text:p>51.93</text:p>
          </table:table-cell>
          <table:table-cell table:style-name="ACE-0" office:value-type="float" office:value="4.46">
            <text:p>4.46</text:p>
          </table:table-cell>
          <table:table-cell table:style-name="ACE-0" office:value-type="float" office:value="7560">
            <text:p>756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32">
            <text:p>−15.3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ijmaEtal2009,HijmaCohen2010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30067</text:p>
          </table:table-cell>
          <table:table-cell table:style-name="ACE-0" office:value-type="float" office:value="51.93">
            <text:p>51.93</text:p>
          </table:table-cell>
          <table:table-cell table:style-name="ACE-0" office:value-type="float" office:value="4.46">
            <text:p>4.46</text:p>
          </table:table-cell>
          <table:table-cell table:style-name="ACE-0" office:value-type="float" office:value="7560">
            <text:p>756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41">
            <text:p>−15.41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ijmaEtal2009,HijmaCohen2010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32037</text:p>
          </table:table-cell>
          <table:table-cell table:style-name="ACE-0" office:value-type="float" office:value="51.93">
            <text:p>51.93</text:p>
          </table:table-cell>
          <table:table-cell table:style-name="ACE-0" office:value-type="float" office:value="4.46">
            <text:p>4.46</text:p>
          </table:table-cell>
          <table:table-cell table:style-name="ACE-0" office:value-type="float" office:value="7180">
            <text:p>718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GW local peat_ Top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">
            <text:p>−1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HijmaEtal2009,HijmaCohen2010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32101</text:p>
          </table:table-cell>
          <table:table-cell table:style-name="ACE-0" office:value-type="float" office:value="51.93">
            <text:p>51.93</text:p>
          </table:table-cell>
          <table:table-cell table:style-name="ACE-0" office:value-type="float" office:value="4.46">
            <text:p>4.46</text:p>
          </table:table-cell>
          <table:table-cell table:style-name="ACE-0" office:value-type="float" office:value="7160">
            <text:p>716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GW local peat_ Bottom peat_ Phragmites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.220000000000001">
            <text:p>−14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HijmaEtal2009,HijmaCohen2010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42322</text:p>
          </table:table-cell>
          <table:table-cell table:style-name="ACE-0" office:value-type="float" office:value="51.920000000000002">
            <text:p>51.92</text:p>
          </table:table-cell>
          <table:table-cell table:style-name="ACE-0" office:value-type="float" office:value="4.2999999999999998">
            <text:p>4.3</text:p>
          </table:table-cell>
          <table:table-cell table:style-name="ACE-0" office:value-type="float" office:value="7870">
            <text:p>787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GW local peat_ 2_5 Carex kaf_ 1_25 Lycopus europaeus_ 7 Carex rostrata/vesicaria_ 1 Alisma plantago-aquatica_ 1 Berula erecta_ 1 Phragmites_ 2 scirpus lacustris_ 1/2 Stachys palustris_ 1 Mentha aquatica/arvens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8.350000000000001">
            <text:p>−18.35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string">
            <text:p>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42323</text:p>
          </table:table-cell>
          <table:table-cell table:style-name="ACE-0" office:value-type="float" office:value="51.920000000000002">
            <text:p>51.92</text:p>
          </table:table-cell>
          <table:table-cell table:style-name="ACE-0" office:value-type="float" office:value="4.3799999999999999">
            <text:p>4.38</text:p>
          </table:table-cell>
          <table:table-cell table:style-name="ACE-0" office:value-type="float" office:value="7725">
            <text:p>7725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GW local peat_ Alisma plantago-aquatica +++_ 7 trigonous Carex sp._ 2 Oenanthe aquatica_ 5 Berula erecta_ 5 Mentha aquarita and arvensis_ 2 Stachys palustris_ 1 Lycopus europae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6.32">
            <text:p>−16.32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0.5">
            <text:p>0.5</text:p>
          </table:table-cell>
          <table:table-cell table:style-name="ACE-0" office:value-type="string">
            <text:p>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42422</text:p>
          </table:table-cell>
          <table:table-cell table:style-name="ACE-0" office:value-type="float" office:value="51.770000000000003">
            <text:p>51.77</text:p>
          </table:table-cell>
          <table:table-cell table:style-name="ACE-0" office:value-type="float" office:value="4.2599999999999998">
            <text:p>4.26</text:p>
          </table:table-cell>
          <table:table-cell table:style-name="ACE-0" office:value-type="float" office:value="7485">
            <text:p>7485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SL regional peat_ Bottom peat_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7.129999999999999">
            <text:p>−17.13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49530</text:p>
          </table:table-cell>
          <table:table-cell table:style-name="ACE-0" office:value-type="float" office:value="52.119999999999997">
            <text:p>52.12</text:p>
          </table:table-cell>
          <table:table-cell table:style-name="ACE-0" office:value-type="float" office:value="4.3899999999999997">
            <text:p>4.39</text:p>
          </table:table-cell>
          <table:table-cell table:style-name="ACE-0" office:value-type="float" office:value="7350">
            <text:p>735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SL regional peat_ Bottom peat_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6.440000000000001">
            <text:p>−16.44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49578</text:p>
          </table:table-cell>
          <table:table-cell table:style-name="ACE-0" office:value-type="float" office:value="51.780000000000001">
            <text:p>51.78</text:p>
          </table:table-cell>
          <table:table-cell table:style-name="ACE-0" office:value-type="float" office:value="4.3700000000000001">
            <text:p>4.37</text:p>
          </table:table-cell>
          <table:table-cell table:style-name="ACE-0" office:value-type="float" office:value="7185">
            <text:p>718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L regional peat_ Top peat_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5.210000000000001">
            <text:p>−15.2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54924</text:p>
          </table:table-cell>
          <table:table-cell table:style-name="ACE-0" office:value-type="float" office:value="51.979999999999997">
            <text:p>51.98</text:p>
          </table:table-cell>
          <table:table-cell table:style-name="ACE-0" office:value-type="float" office:value="4.0199999999999996">
            <text:p>4.02</text:p>
          </table:table-cell>
          <table:table-cell table:style-name="ACE-0" office:value-type="float" office:value="8100">
            <text:p>81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1.210000000000001">
            <text:p>−21.21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os2013,VosCohen2014,VosEtal2015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54926</text:p>
          </table:table-cell>
          <table:table-cell table:style-name="ACE-0" office:value-type="float" office:value="51.979999999999997">
            <text:p>51.98</text:p>
          </table:table-cell>
          <table:table-cell table:style-name="ACE-0" office:value-type="float" office:value="4.0199999999999996">
            <text:p>4.02</text:p>
          </table:table-cell>
          <table:table-cell table:style-name="ACE-0" office:value-type="float" office:value="7880">
            <text:p>78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77">
            <text:p>−20.77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os2013,VosCohen2014,VosEtal2015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54928</text:p>
          </table:table-cell>
          <table:table-cell table:style-name="ACE-0" office:value-type="float" office:value="51.979999999999997">
            <text:p>51.98</text:p>
          </table:table-cell>
          <table:table-cell table:style-name="ACE-0" office:value-type="float" office:value="4.0199999999999996">
            <text:p>4.02</text:p>
          </table:table-cell>
          <table:table-cell table:style-name="ACE-0" office:value-type="float" office:value="8030">
            <text:p>803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809999999999999">
            <text:p>−20.81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os2013,VosCohen2014,VosEtal2015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55001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4.0300000000000002">
            <text:p>4.03</text:p>
          </table:table-cell>
          <table:table-cell table:style-name="ACE-0" office:value-type="float" office:value="8135">
            <text:p>813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2">
            <text:p>−22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os2013,VosCohen2014,VosEtal2015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55010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4.04">
            <text:p>4.04</text:p>
          </table:table-cell>
          <table:table-cell table:style-name="ACE-0" office:value-type="float" office:value="7755">
            <text:p>775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510000000000002">
            <text:p>−20.51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os2013,VosCohen2014,VosEtal2015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55012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4.04">
            <text:p>4.04</text:p>
          </table:table-cell>
          <table:table-cell table:style-name="ACE-0" office:value-type="float" office:value="7875">
            <text:p>7875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0.609999999999999">
            <text:p>−20.61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os2013,VosCohen2014,VosEtal2015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55016</text:p>
          </table:table-cell>
          <table:table-cell table:style-name="ACE-0" office:value-type="float" office:value="51.979999999999997">
            <text:p>51.98</text:p>
          </table:table-cell>
          <table:table-cell table:style-name="ACE-0" office:value-type="float" office:value="4.0199999999999996">
            <text:p>4.02</text:p>
          </table:table-cell>
          <table:table-cell table:style-name="ACE-0" office:value-type="float" office:value="8220">
            <text:p>82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1.260000000000002">
            <text:p>−21.26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os2013,VosCohen2014,VosEtal2015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55018</text:p>
          </table:table-cell>
          <table:table-cell table:style-name="ACE-0" office:value-type="float" office:value="51.979999999999997">
            <text:p>51.98</text:p>
          </table:table-cell>
          <table:table-cell table:style-name="ACE-0" office:value-type="float" office:value="4.0300000000000002">
            <text:p>4.03</text:p>
          </table:table-cell>
          <table:table-cell table:style-name="ACE-0" office:value-type="float" office:value="8160">
            <text:p>81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1.760000000000002">
            <text:p>−21.76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string">
            <text:p>Vos2013,VosCohen2014,VosEtal2015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A-55038</text:p>
          </table:table-cell>
          <table:table-cell table:style-name="ACE-0" office:value-type="float" office:value="51.979999999999997">
            <text:p>51.98</text:p>
          </table:table-cell>
          <table:table-cell table:style-name="ACE-0" office:value-type="float" office:value="4.0199999999999996">
            <text:p>4.02</text:p>
          </table:table-cell>
          <table:table-cell table:style-name="ACE-0" office:value-type="float" office:value="8230">
            <text:p>82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W local peat_ Bottom peat_ Terrestrial botanical macro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1.690000000000001">
            <text:p>−21.69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os2013,VosCohen2014,VosEtal2015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1140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030">
            <text:p>503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1900000000000004">
            <text:p>−5.19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11">
            <text:p>0.11</text:p>
          </table:table-cell>
          <table:table-cell table:style-name="ACE-0" office:value-type="string">
            <text:p>Jelgersma1961,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1144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4650">
            <text:p>465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3300000000000001">
            <text:p>−4.33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Jelgersma1961,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1145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970">
            <text:p>5970</text:p>
          </table:table-cell>
          <table:table-cell table:style-name="ACE-0" office:value-type="float" office:value="128">
            <text:p>128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7.0899999999999999">
            <text:p>−7.09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Jelgersma1961,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1146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4270">
            <text:p>4270</text:p>
          </table:table-cell>
          <table:table-cell table:style-name="ACE-0" office:value-type="float" office:value="114">
            <text:p>11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1200000000000001">
            <text:p>−4.12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Jelgersma1961,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1147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3900">
            <text:p>3900</text:p>
          </table:table-cell>
          <table:table-cell table:style-name="ACE-0" office:value-type="float" office:value="122">
            <text:p>122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5499999999999998">
            <text:p>−3.55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Jelgersma1961,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1148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3480">
            <text:p>348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500000000000001">
            <text:p>−2.85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Jelgersma1961,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1151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580">
            <text:p>558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5899999999999999">
            <text:p>−6.59</text:p>
          </table:table-cell>
          <table:table-cell table:style-name="ACE-0" office:value-type="float" office:value="0.17999999999999999">
            <text:p>0.18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Jelgersma1961,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1160</text:p>
          </table:table-cell>
          <table:table-cell table:style-name="ACE-0" office:value-type="float" office:value="51.869999999999997">
            <text:p>51.87</text:p>
          </table:table-cell>
          <table:table-cell table:style-name="ACE-0" office:value-type="float" office:value="4.5499999999999998">
            <text:p>4.55</text:p>
          </table:table-cell>
          <table:table-cell table:style-name="ACE-0" office:value-type="float" office:value="5945">
            <text:p>5945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7300000000000004">
            <text:p>−6.73</text:p>
          </table:table-cell>
          <table:table-cell table:style-name="ACE-0" office:value-type="float" office:value="0.17999999999999999">
            <text:p>0.18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Jelgersma1961,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2283</text:p>
          </table:table-cell>
          <table:table-cell table:style-name="ACE-0" office:value-type="float" office:value="51.659999999999997">
            <text:p>51.66</text:p>
          </table:table-cell>
          <table:table-cell table:style-name="ACE-0" office:value-type="float" office:value="3.9700000000000002">
            <text:p>3.97</text:p>
          </table:table-cell>
          <table:table-cell table:style-name="ACE-0" office:value-type="float" office:value="7850">
            <text:p>7850</text:p>
          </table:table-cell>
          <table:table-cell table:style-name="ACE-0" office:value-type="float" office:value="141">
            <text:p>14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.220000000000001">
            <text:p>−14.22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float" office:value="0.32000000000000001">
            <text:p>0.32</text:p>
          </table:table-cell>
          <table:table-cell table:style-name="ACE-0" office:value-type="string">
            <text:p>Jelgersma1961,Kiden1995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30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3930">
            <text:p>393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3300000000000001">
            <text:p>−3.33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31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4245">
            <text:p>424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6400000000000001">
            <text:p>−3.64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32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4390">
            <text:p>4390</text:p>
          </table:table-cell>
          <table:table-cell table:style-name="ACE-0" office:value-type="float" office:value="71">
            <text:p>7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8500000000000001">
            <text:p>−3.85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33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4525">
            <text:p>452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1399999999999997">
            <text:p>−4.14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34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4500">
            <text:p>450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5">
            <text:p>−4.5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35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4655">
            <text:p>4655</text:p>
          </table:table-cell>
          <table:table-cell table:style-name="ACE-0" office:value-type="float" office:value="74">
            <text:p>7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79">
            <text:p>−4.79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38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4925">
            <text:p>492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25">
            <text:p>−5.25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40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6200000000000001">
            <text:p>−5.62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41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275">
            <text:p>5275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3200000000000003">
            <text:p>−6.32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42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490">
            <text:p>549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2300000000000004">
            <text:p>−6.23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43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420">
            <text:p>542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5">
            <text:p>−6.5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44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440">
            <text:p>544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5300000000000002">
            <text:p>−6.53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45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400">
            <text:p>540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6699999999999999">
            <text:p>−6.67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46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560">
            <text:p>556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7199999999999998">
            <text:p>−6.72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48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685">
            <text:p>5685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9199999999999999">
            <text:p>−6.92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49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560">
            <text:p>5560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2599999999999998">
            <text:p>−7.26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50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5830">
            <text:p>5830</text:p>
          </table:table-cell>
          <table:table-cell table:style-name="ACE-0" office:value-type="float" office:value="121">
            <text:p>121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75">
            <text:p>−7.75</text:p>
          </table:table-cell>
          <table:table-cell table:style-name="ACE-0" office:value-type="float" office:value="0.16">
            <text:p>0.16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52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6810">
            <text:p>681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.970000000000001">
            <text:p>−10.9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53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6665">
            <text:p>666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220000000000001">
            <text:p>−11.2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55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6835">
            <text:p>683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27">
            <text:p>−11.2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56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1.630000000000001">
            <text:p>−11.63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57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6920">
            <text:p>692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.039999999999999">
            <text:p>−12.04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7859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.4900000000000002">
            <text:p>4.49</text:p>
          </table:table-cell>
          <table:table-cell table:style-name="ACE-0" office:value-type="float" office:value="7105">
            <text:p>710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2.68">
            <text:p>−12.68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vandePlasscheEtal2010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431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3455">
            <text:p>3455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899999999999999">
            <text:p>−2.69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432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3530">
            <text:p>3530</text:p>
          </table:table-cell>
          <table:table-cell table:style-name="ACE-0" office:value-type="float" office:value="94">
            <text:p>9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8999999999999999">
            <text:p>−2.9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433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3510">
            <text:p>351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27">
            <text:p>−3.27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434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3820">
            <text:p>3820</text:p>
          </table:table-cell>
          <table:table-cell table:style-name="ACE-0" office:value-type="float" office:value="103">
            <text:p>103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5099999999999998">
            <text:p>−3.5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798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2700">
            <text:p>270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L regional peat_ Bottom peat_ Alder roo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999999999999999">
            <text:p>−2.4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799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2985">
            <text:p>2985</text:p>
          </table:table-cell>
          <table:table-cell table:style-name="ACE-0" office:value-type="float" office:value="58">
            <text:p>58</text:p>
          </table:table-cell>
          <table:table-cell table:style-name="ACE-0" office:value-type="string">
            <text:p>SL regional peat_ Bottom peat_ Oak roo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999999999999999">
            <text:p>−2.4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916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6245">
            <text:p>6245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8599999999999994">
            <text:p>−8.86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917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6325">
            <text:p>6325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25">
            <text:p>−9.25</text:p>
          </table:table-cell>
          <table:table-cell table:style-name="ACE-0" office:value-type="float" office:value="0.17999999999999999">
            <text:p>0.18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927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6670">
            <text:p>667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.470000000000001">
            <text:p>−10.47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928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6670">
            <text:p>667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9800000000000004">
            <text:p>−9.98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929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6495">
            <text:p>649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9499999999999993">
            <text:p>−9.95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930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6550">
            <text:p>655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9.4299999999999997">
            <text:p>−9.43</text:p>
          </table:table-cell>
          <table:table-cell table:style-name="ACE-0" office:value-type="float" office:value="0.17999999999999999">
            <text:p>0.18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08931</text:p>
          </table:table-cell>
          <table:table-cell table:style-name="ACE-0" office:value-type="float" office:value="51.890000000000001">
            <text:p>51.89</text:p>
          </table:table-cell>
          <table:table-cell table:style-name="ACE-0" office:value-type="float" office:value="4.5700000000000003">
            <text:p>4.57</text:p>
          </table:table-cell>
          <table:table-cell table:style-name="ACE-0" office:value-type="float" office:value="6320">
            <text:p>6320</text:p>
          </table:table-cell>
          <table:table-cell table:style-name="ACE-0" office:value-type="float" office:value="61">
            <text:p>61</text:p>
          </table:table-cell>
          <table:table-cell table:style-name="ACE-0" office:value-type="string">
            <text:p>GW loc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8.7200000000000006">
            <text:p>−8.72</text:p>
          </table:table-cell>
          <table:table-cell table:style-name="ACE-0" office:value-type="float" office:value="0.17000000000000001">
            <text:p>0.17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dePlassche1982,vandePlassche1995,BerendsenEtal2007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288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4760">
            <text:p>476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21">
            <text:p>−5.2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289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4690">
            <text:p>469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9199999999999999">
            <text:p>−4.92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290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6410">
            <text:p>641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5899999999999999">
            <text:p>−9.59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291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6160">
            <text:p>616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1600000000000001">
            <text:p>−9.16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292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6150">
            <text:p>6150</text:p>
          </table:table-cell>
          <table:table-cell table:style-name="ACE-0" office:value-type="float" office:value="71">
            <text:p>71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9100000000000001">
            <text:p>−8.9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293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6170">
            <text:p>6170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5999999999999996">
            <text:p>−8.6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295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5900">
            <text:p>5900</text:p>
          </table:table-cell>
          <table:table-cell table:style-name="ACE-0" office:value-type="float" office:value="78">
            <text:p>78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0600000000000005">
            <text:p>−8.06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300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5645">
            <text:p>564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4100000000000001">
            <text:p>−7.4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302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5390">
            <text:p>5390</text:p>
          </table:table-cell>
          <table:table-cell table:style-name="ACE-0" office:value-type="float" office:value="86">
            <text:p>86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8499999999999996">
            <text:p>−6.85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303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5475">
            <text:p>5475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6399999999999997">
            <text:p>−6.64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305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5070">
            <text:p>5070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96">
            <text:p>−5.96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5307</text:p>
          </table:table-cell>
          <table:table-cell table:style-name="ACE-0" office:value-type="float" office:value="51.909999999999997">
            <text:p>51.91</text:p>
          </table:table-cell>
          <table:table-cell table:style-name="ACE-0" office:value-type="float" office:value="4.3600000000000003">
            <text:p>4.36</text:p>
          </table:table-cell>
          <table:table-cell table:style-name="ACE-0" office:value-type="float" office:value="5005">
            <text:p>5005</text:p>
          </table:table-cell>
          <table:table-cell table:style-name="ACE-0" office:value-type="float" office:value="67">
            <text:p>67</text:p>
          </table:table-cell>
          <table:table-cell table:style-name="ACE-0" office:value-type="string">
            <text:p>SL regional peat_ Bottom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8300000000000001">
            <text:p>−5.83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andePlasscheEtal2010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6282</text:p>
          </table:table-cell>
          <table:table-cell table:style-name="ACE-0" office:value-type="float" office:value="51.579999999999998">
            <text:p>51.58</text:p>
          </table:table-cell>
          <table:table-cell table:style-name="ACE-0" office:value-type="float" office:value="4.0199999999999996">
            <text:p>4.02</text:p>
          </table:table-cell>
          <table:table-cell table:style-name="ACE-0" office:value-type="float" office:value="7730">
            <text:p>773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.07">
            <text:p>−12.07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float" office:value="0.20999999999999999">
            <text:p>0.21</text:p>
          </table:table-cell>
          <table:table-cell table:style-name="ACE-0" office:value-type="string">
            <text:p>Vos1992,Kiden1995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6937</text:p>
          </table:table-cell>
          <table:table-cell table:style-name="ACE-0" office:value-type="float" office:value="51.640000000000001">
            <text:p>51.64</text:p>
          </table:table-cell>
          <table:table-cell table:style-name="ACE-0" office:value-type="float" office:value="4.1200000000000001">
            <text:p>4.12</text:p>
          </table:table-cell>
          <table:table-cell table:style-name="ACE-0" office:value-type="float" office:value="7290">
            <text:p>72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4.52">
            <text:p>−14.52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0.12">
            <text:p>0.12</text:p>
          </table:table-cell>
          <table:table-cell table:style-name="ACE-0" office:value-type="string">
            <text:p>Vos1992,Kiden1995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1460</text:p>
          </table:table-cell>
          <table:table-cell table:style-name="ACE-0" office:value-type="float" office:value="52">
            <text:p>52</text:p>
          </table:table-cell>
          <table:table-cell table:style-name="ACE-0" office:value-type="float" office:value="3.9900000000000002">
            <text:p>3.99</text:p>
          </table:table-cell>
          <table:table-cell table:style-name="ACE-0" office:value-type="float" office:value="7720">
            <text:p>772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SL regional peat_ Top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1.57">
            <text:p>−21.57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HijmaCohen2010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1464</text:p>
          </table:table-cell>
          <table:table-cell table:style-name="ACE-0" office:value-type="float" office:value="51.939999999999998">
            <text:p>51.94</text:p>
          </table:table-cell>
          <table:table-cell table:style-name="ACE-0" office:value-type="float" office:value="3.8399999999999999">
            <text:p>3.84</text:p>
          </table:table-cell>
          <table:table-cell table:style-name="ACE-0" office:value-type="float" office:value="9080">
            <text:p>908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4.82">
            <text:p>−24.82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string">
            <text:p>vanHeterenEtal2002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1465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3.8300000000000001">
            <text:p>3.83</text:p>
          </table:table-cell>
          <table:table-cell table:style-name="ACE-0" office:value-type="float" office:value="8390">
            <text:p>8390</text:p>
          </table:table-cell>
          <table:table-cell table:style-name="ACE-0" office:value-type="float" office:value="117">
            <text:p>117</text:p>
          </table:table-cell>
          <table:table-cell table:style-name="ACE-0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3.800000000000001">
            <text:p>−23.8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float" office:value="0.56000000000000005">
            <text:p>0.56</text:p>
          </table:table-cell>
          <table:table-cell table:style-name="ACE-0" office:value-type="string">
            <text:p>vanHeterenEtal2002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21466</text:p>
          </table:table-cell>
          <table:table-cell table:style-name="ACE-0" office:value-type="float" office:value="51.93">
            <text:p>51.93</text:p>
          </table:table-cell>
          <table:table-cell table:style-name="ACE-0" office:value-type="float" office:value="3.8199999999999998">
            <text:p>3.82</text:p>
          </table:table-cell>
          <table:table-cell table:style-name="ACE-0" office:value-type="float" office:value="9220">
            <text:p>922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GW local pe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5.370000000000001">
            <text:p>−25.37</text:p>
          </table:table-cell>
          <table:table-cell table:style-name="ACE-0" office:value-type="float" office:value="0.27000000000000002">
            <text:p>0.27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vanHeterenEtal2002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40438</text:p>
          </table:table-cell>
          <table:table-cell table:style-name="ACE-0" office:value-type="float" office:value="51.68">
            <text:p>51.68</text:p>
          </table:table-cell>
          <table:table-cell table:style-name="ACE-0" office:value-type="float" office:value="3.8399999999999999">
            <text:p>3.84</text:p>
          </table:table-cell>
          <table:table-cell table:style-name="ACE-0" office:value-type="float" office:value="7680">
            <text:p>76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GW local peat_ Wood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8.559999999999999">
            <text:p>−18.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13">
            <text:p>0.13</text:p>
          </table:table-cell>
          <table:table-cell table:style-name="ACE-0" office:value-type="string">
            <text:p>SlupikEtal2013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6913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4.0499999999999998">
            <text:p>4.05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GW local peat_ Bottom peat_ Fine matrix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9.629999999999999">
            <text:p>−19.63</text:p>
          </table:table-cell>
          <table:table-cell table:style-name="ACE-0" office:value-type="float" office:value="0.28000000000000003">
            <text:p>0.2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VosEtal2011,Vos2013,VosEtal2015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6943</text:p>
          </table:table-cell>
          <table:table-cell table:style-name="ACE-0" office:value-type="float" office:value="51.969999999999999">
            <text:p>51.97</text:p>
          </table:table-cell>
          <table:table-cell table:style-name="ACE-0" office:value-type="float" office:value="4.0499999999999998">
            <text:p>4.05</text:p>
          </table:table-cell>
          <table:table-cell table:style-name="ACE-0" office:value-type="float" office:value="7560">
            <text:p>756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SL regional gyttja_ Gyttja on peat_ Fine matrix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9.100000000000001">
            <text:p>−19.1</text:p>
          </table:table-cell>
          <table:table-cell table:style-name="ACE-0" office:value-type="float" office:value="0.54000000000000004">
            <text:p>0.54</text:p>
          </table:table-cell>
          <table:table-cell table:style-name="ACE-0" office:value-type="float" office:value="0.51000000000000001">
            <text:p>0.51</text:p>
          </table:table-cell>
          <table:table-cell table:style-name="ACE-0" office:value-type="string">
            <text:p>VosEtal2011,Vos2013,VosEtal2015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tC-14940</text:p>
          </table:table-cell>
          <table:table-cell table:style-name="ACE-0" office:value-type="float" office:value="51.920000000000002">
            <text:p>51.92</text:p>
          </table:table-cell>
          <table:table-cell table:style-name="ACE-0" office:value-type="float" office:value="4.4699999999999998">
            <text:p>4.47</text:p>
          </table:table-cell>
          <table:table-cell table:style-name="ACE-0" office:value-type="float" office:value="7486">
            <text:p>7486</text:p>
          </table:table-cell>
          <table:table-cell table:style-name="ACE-0" office:value-type="float" office:value="41">
            <text:p>41</text:p>
          </table:table-cell>
          <table:table-cell table:style-name="ACE-0" office:value-type="string">
            <text:p>SL regional peat_ Top peat_ Mainly Alisma pl. and Scirpu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6.91">
            <text:p>−16.91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0.22">
            <text:p>0.22</text:p>
          </table:table-cell>
          <table:table-cell table:style-name="ACE-0" office:value-type="string">
            <text:p>HijmaEtal2009,HijmaCohen2010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tC-14941</text:p>
          </table:table-cell>
          <table:table-cell table:style-name="ACE-0" office:value-type="float" office:value="51.920000000000002">
            <text:p>51.92</text:p>
          </table:table-cell>
          <table:table-cell table:style-name="ACE-0" office:value-type="float" office:value="4.4699999999999998">
            <text:p>4.47</text:p>
          </table:table-cell>
          <table:table-cell table:style-name="ACE-0" office:value-type="float" office:value="7211">
            <text:p>7211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SL regional peat_ Bottom peat_ Mainly Alnus fruits and branch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5.210000000000001">
            <text:p>−15.21</text:p>
          </table:table-cell>
          <table:table-cell table:style-name="ACE-0" office:value-type="float" office:value="0.14000000000000001">
            <text:p>0.14</text:p>
          </table:table-cell>
          <table:table-cell table:style-name="ACE-0" office:value-type="float" office:value="0.14000000000000001">
            <text:p>0.14</text:p>
          </table:table-cell>
          <table:table-cell table:style-name="ACE-0" office:value-type="string">
            <text:p>HijmaEtal2009,HijmaCohen2010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tC-15342</text:p>
          </table:table-cell>
          <table:table-cell table:style-name="ACE-0" office:value-type="float" office:value="51.950000000000003">
            <text:p>51.95</text:p>
          </table:table-cell>
          <table:table-cell table:style-name="ACE-0" office:value-type="float" office:value="4.3700000000000001">
            <text:p>4.37</text:p>
          </table:table-cell>
          <table:table-cell table:style-name="ACE-0" office:value-type="float" office:value="7290">
            <text:p>729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GW local peat_ Mentha_ Stacchus_ Scirpus lacustri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199999999999999">
            <text:p>−15.2</text:p>
          </table:table-cell>
          <table:table-cell table:style-name="ACE-0" office:value-type="float" office:value="0.66000000000000003">
            <text:p>0.66</text:p>
          </table:table-cell>
          <table:table-cell table:style-name="ACE-0" office:value-type="float" office:value="0.60999999999999999">
            <text:p>0.61</text:p>
          </table:table-cell>
          <table:table-cell table:style-name="ACE-0" office:value-type="string">
            <text:p>HijmaEtal2009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tC-15344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7700">
            <text:p>770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L regional peat_ Near top peat_ Alnus frui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0.539999999999999">
            <text:p>−20.54</text:p>
          </table:table-cell>
          <table:table-cell table:style-name="ACE-0" office:value-type="float" office:value="0.23000000000000001">
            <text:p>0.23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HijmaCohen2010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UtC-15404</text:p>
          </table:table-cell>
          <table:table-cell table:style-name="ACE-0" office:value-type="float" office:value="51.960000000000001">
            <text:p>51.96</text:p>
          </table:table-cell>
          <table:table-cell table:style-name="ACE-0" office:value-type="float" office:value="4">
            <text:p>4</text:p>
          </table:table-cell>
          <table:table-cell table:style-name="ACE-0" office:value-type="float" office:value="7910">
            <text:p>791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SL regional peat_ Bottom peat_ Mentha_ Alisma_ Carex_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2.350000000000001">
            <text:p>−22.35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float" office:value="0.23999999999999999">
            <text:p>0.24</text:p>
          </table:table-cell>
          <table:table-cell table:style-name="ACE-0" office:value-type="string">
            <text:p>HijmaCohen2010,HijmaCohen2019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121</text:p>
          </table:table-cell>
          <table:table-cell table:style-name="ACE-0" office:value-type="float" office:value="51.350999999999999">
            <text:p>51.351</text:p>
          </table:table-cell>
          <table:table-cell table:style-name="ACE-0" office:value-type="float" office:value="3.9729999999999999">
            <text:p>3.973</text:p>
          </table:table-cell>
          <table:table-cell table:style-name="ACE-0" office:value-type="float" office:value="5340">
            <text:p>534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hragmites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5599999999999996">
            <text:p>−7.56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1.72">
            <text:p>1.72</text:p>
          </table:table-cell>
          <table:table-cell table:style-name="ACE-0" office:value-type="string">
            <text:p>VinkEtal2007,Kiden1995</text:p>
          </table:table-cell>
          <table:table-cell table:number-columns-repeated="239" table:style-name="ACE-0"/>
          <table:table-cell table:style-name="Gnumeric-default"/>
        </table:table-row>
        <table:table-row table:style-name="AROW-0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6941</text:p>
          </table:table-cell>
          <table:table-cell table:style-name="ACE-0" office:value-type="float" office:value="51.43">
            <text:p>51.43</text:p>
          </table:table-cell>
          <table:table-cell table:style-name="ACE-0" office:value-type="float" office:value="4.2290000000000001">
            <text:p>4.229</text:p>
          </table:table-cell>
          <table:table-cell table:style-name="ACE-0" office:value-type="float" office:value="6290">
            <text:p>629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hragmites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1800000000000002">
            <text:p>−3.18</text:p>
          </table:table-cell>
          <table:table-cell table:style-name="ACE-0" office:value-type="float" office:value="0.22">
            <text:p>0.22</text:p>
          </table:table-cell>
          <table:table-cell table:style-name="ACE-0" office:value-type="float" office:value="1.9199999999999999">
            <text:p>1.92</text:p>
          </table:table-cell>
          <table:table-cell table:style-name="ACE-0" office:value-type="string">
            <text:p>VinkEtal2007,Kiden1995,Vos1992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6942</text:p>
          </table:table-cell>
          <table:table-cell table:style-name="ACE-2" office:value-type="float" office:value="51.43">
            <text:p>51.430</text:p>
          </table:table-cell>
          <table:table-cell table:style-name="ACE-2" office:value-type="float" office:value="4.2290000000000001">
            <text:p>4.229</text:p>
          </table:table-cell>
          <table:table-cell table:style-name="ACE-0" office:value-type="float" office:value="6330">
            <text:p>63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sandy organic soil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">
            <text:p>−8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1.72">
            <text:p>1.72</text:p>
          </table:table-cell>
          <table:table-cell table:style-name="ACE-0" office:value-type="string">
            <text:p>VinkEtal2007,Kiden1995,Vos1992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Gnumeric-default" office:value-type="string">
            <text:p>Rotterdam</text:p>
          </table:table-cell>
          <table:table-cell table:style-name="Gnumeric-default" office:value-type="string">
            <text:p>radiocarbon</text:p>
          </table:table-cell>
          <table:table-cell table:style-name="Gnumeric-default" office:value-type="string">
            <text:p>GrN-191</text:p>
          </table:table-cell>
          <table:table-cell table:style-name="Gnumeric-default" office:value-type="float" office:value="51.844999999999999">
            <text:p>51.845</text:p>
          </table:table-cell>
          <table:table-cell table:style-name="Gnumeric-default" office:value-type="float" office:value="4.7560000000000002">
            <text:p>4.756</text:p>
          </table:table-cell>
          <table:table-cell table:style-name="Gnumeric-default" office:value-type="float" office:value="4590">
            <text:p>4590</text:p>
          </table:table-cell>
          <table:table-cell table:style-name="Gnumeric-default" office:value-type="float" office:value="150">
            <text:p>150</text:p>
          </table:table-cell>
          <table:table-cell table:style-name="Gnumeric-default" office:value-type="string">
            <text:p>fen-wood peat</text:p>
          </table:table-cell>
          <table:table-cell table:style-name="Gnumeric-default" office:value-type="string">
            <text:p>terrestrial</text:p>
          </table:table-cell>
          <table:table-cell table:style-name="Gnumeric-default" office:value-type="string">
            <text:p>-</text:p>
          </table:table-cell>
          <table:table-cell table:style-name="Gnumeric-default" office:value-type="string">
            <text:p>-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-5.2699999999999996">
            <text:p>−5.27</text:p>
          </table:table-cell>
          <table:table-cell table:style-name="Gnumeric-default" office:value-type="float" office:value="0.14999999999999999">
            <text:p>0.15</text:p>
          </table:table-cell>
          <table:table-cell table:style-name="Gnumeric-default" office:value-type="float" office:value="1.03">
            <text:p>1.03</text:p>
          </table:table-cell>
          <table:table-cell table:style-name="Gnumeric-default" office:value-type="string">
            <text:p>VinkEtal2007,vandePlassche1982,Jelgersma1961</text:p>
          </table:table-cell>
          <table:table-cell table:number-columns-repeated="240"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192</text:p>
          </table:table-cell>
          <table:table-cell table:style-name="ACE-2" office:value-type="float" office:value="51.844999999999999">
            <text:p>51.845</text:p>
          </table:table-cell>
          <table:table-cell table:style-name="ACE-2" office:value-type="float" office:value="4.7560000000000002">
            <text:p>4.756</text:p>
          </table:table-cell>
          <table:table-cell table:style-name="ACE-0" office:value-type="float" office:value="2830">
            <text:p>2830</text:p>
          </table:table-cell>
          <table:table-cell table:style-name="ACE-0" office:value-type="float" office:value="135">
            <text:p>135</text:p>
          </table:table-cell>
          <table:table-cell table:style-name="ACE-0" office:value-type="string">
            <text:p>fen-woo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4400000000000004">
            <text:p>−5.44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1.03">
            <text:p>1.03</text:p>
          </table:table-cell>
          <table:table-cell table:style-name="ACE-0" office:value-type="string">
            <text:p>VinkEtal2007,vandePlassche1982,Jelgersma1961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405</text:p>
          </table:table-cell>
          <table:table-cell table:style-name="ACE-2" office:value-type="float" office:value="51.454000000000001">
            <text:p>51.454</text:p>
          </table:table-cell>
          <table:table-cell table:style-name="ACE-2" office:value-type="float" office:value="3.6269999999999998">
            <text:p>3.627</text:p>
          </table:table-cell>
          <table:table-cell table:style-name="ACE-0" office:value-type="float" office:value="5720">
            <text:p>5720</text:p>
          </table:table-cell>
          <table:table-cell table:style-name="ACE-0" office:value-type="float" office:value="120">
            <text:p>12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6200000000000001">
            <text:p>−7.6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1.72">
            <text:p>1.72</text:p>
          </table:table-cell>
          <table:table-cell table:style-name="ACE-0" office:value-type="string">
            <text:p>VinkEtal2007,Kiden1995,Jelgersma1961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rN-8763</text:p>
          </table:table-cell>
          <table:table-cell table:style-name="ACE-2" office:value-type="float" office:value="52.07">
            <text:p>52.070</text:p>
          </table:table-cell>
          <table:table-cell table:style-name="ACE-2" office:value-type="float" office:value="4.75">
            <text:p>4.750</text:p>
          </table:table-cell>
          <table:table-cell table:style-name="ACE-0" office:value-type="float" office:value="6430">
            <text:p>643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Phragmites and woo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">
            <text:p>−1.5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68999999999999995">
            <text:p>0.69</text:p>
          </table:table-cell>
          <table:table-cell table:style-name="ACE-0" office:value-type="string">
            <text:p>VinkEtal2007,vandePlassche1982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712</text:p>
          </table:table-cell>
          <table:table-cell table:style-name="ACE-2" office:value-type="float" office:value="51.116999999999997">
            <text:p>51.117</text:p>
          </table:table-cell>
          <table:table-cell table:style-name="ACE-2" office:value-type="float" office:value="4.3040000000000003">
            <text:p>4.304</text:p>
          </table:table-cell>
          <table:table-cell table:style-name="ACE-0" office:value-type="float" office:value="4220">
            <text:p>422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oo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999999999999998">
            <text:p>−3.8</text:p>
          </table:table-cell>
          <table:table-cell table:style-name="ACE-0" office:value-type="float" office:value="0.11">
            <text:p>0.11</text:p>
          </table:table-cell>
          <table:table-cell table:style-name="ACE-0" office:value-type="float" office:value="1.72">
            <text:p>1.72</text:p>
          </table:table-cell>
          <table:table-cell table:style-name="ACE-0" office:value-type="string">
            <text:p>VinkEtal2007,Kiden1995,Kiden198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713</text:p>
          </table:table-cell>
          <table:table-cell table:style-name="ACE-2" office:value-type="float" office:value="51.243000000000002">
            <text:p>51.243</text:p>
          </table:table-cell>
          <table:table-cell table:style-name="ACE-2" office:value-type="float" office:value="4.3860000000000001">
            <text:p>4.386</text:p>
          </table:table-cell>
          <table:table-cell table:style-name="ACE-0" office:value-type="float" office:value="3890">
            <text:p>389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woo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1">
            <text:p>−2.71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1.72">
            <text:p>1.72</text:p>
          </table:table-cell>
          <table:table-cell table:style-name="ACE-0" office:value-type="string">
            <text:p>VinkEtal2007,Kiden1995,Kiden1989</text:p>
          </table:table-cell>
          <table:table-cell table:number-columns-repeated="239" table:style-name="ACE-0"/>
          <table:table-cell table:style-name="Gnumeric-default"/>
        </table:table-row>
        <table:table-row table:style-name="AROW-1">
          <table:table-cell table:style-name="ACE-0" office:value-type="string">
            <text:p>Rotterdam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IRPA-770</text:p>
          </table:table-cell>
          <table:table-cell table:style-name="ACE-2" office:value-type="float" office:value="51.350000000000001">
            <text:p>51.350</text:p>
          </table:table-cell>
          <table:table-cell table:style-name="ACE-2" office:value-type="float" office:value="4.2670000000000003">
            <text:p>4.267</text:p>
          </table:table-cell>
          <table:table-cell table:style-name="ACE-0" office:value-type="float" office:value="4480">
            <text:p>448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wood 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4400000000000004">
            <text:p>−4.44</text:p>
          </table:table-cell>
          <table:table-cell table:style-name="ACE-0" office:value-type="float" office:value="0.12">
            <text:p>0.12</text:p>
          </table:table-cell>
          <table:table-cell table:style-name="ACE-0" office:value-type="float" office:value="1.72">
            <text:p>1.72</text:p>
          </table:table-cell>
          <table:table-cell table:style-name="ACE-0" office:value-type="string">
            <text:p>VinkEtal2007,Kiden1995,Kiden1989</text:p>
          </table:table-cell>
          <table:table-cell table:number-columns-repeated="239" table:style-name="ACE-0"/>
          <table:table-cell table:style-name="Gnumeric-default"/>
        </table:table-row>
        <table:table-row table:style-name="AROW-1" table:number-rows-repeated="44">
          <table:table-cell table:number-columns-repeated="3" table:style-name="ACE-0"/>
          <table:table-cell table:number-columns-repeated="2" table:style-name="ACE-2"/>
          <table:table-cell table:number-columns-repeated="250" table:style-name="ACE-0"/>
          <table:table-cell table:style-name="Gnumeric-default"/>
        </table:table-row>
        <table:table-row table:style-name="AROW-0" table:number-rows-repeated="19">
          <table:table-cell table:number-columns-repeated="255" table:style-name="ACE-0"/>
          <table:table-cell table:style-name="Gnumeric-default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42">
          <table:table-cell table:number-columns-repeated="256"/>
        </table:table-row>
        <table:table-row table:style-name="AROW-3" table:number-rows-repeated="11">
          <table:table-cell table:number-columns-repeated="256"/>
        </table:table-row>
        <table:table-row table:style-name="AROW-0" table:number-rows-repeated="65277">
          <table:table-cell table:number-columns-repeated="256"/>
        </table:table-row>
        <table:table-row table:style-name="AROW-0" table:number-rows-repeated="3">
          <table:table-cell table:number-columns-repeated="255" table:style-name="ACE-0"/>
          <table:table-cell table:style-name="Gnumeric-default"/>
        </table:table-row>
        <table:table-row table:style-name="AROW-0" table:number-rows-repeated="2">
          <table:table-cell table:number-columns-repeated="256" table:style-name="Gnumeric-default"/>
        </table:table-row>
        <table:named-expressions>
          <table:named-expression table:name="Sheet_Title" table:expression="of:=&quot;Kivalliq.txt&quot;" table:base-cell-address="$'Kivalliq.txt'.$A$1"/>
          <table:named-expression table:name="Print_Area" table:expression="of:=#REF!" table:base-cell-address="$'Kivalliq.txt'.$A$1"/>
        </table:named-expressions>
        <gnm:selections gnm:cursor-col="0" gnm:cursor-row="0">
          <gnm:selection gnm:start-col="0" gnm:start-row="0" gnm:end-col="16" gnm:end-row="6553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03-09T08:35:35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